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Attributes.CommonAttributes( String location , boolean loadEnabled , boolean saveEnabled , Boolean leniency , Map nsDeclarations , AbstractFactory jxPath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XPathBindingBuilderBase.enableLogging( Logger 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onAttributes.isLoadEnabled( String dir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BindingBuilderBase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Attributes.CommonAttributes( String location , String direction , String leniency , Map nsDeclarations , AbstractFactory jxPath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monAttributes.isSaveEnabled( String dir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Attributes.decideLeniency( String leni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BindingBuilderBase.mergeCommonAttributes( CommonAttributes existing , CommonAttributes extr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XPathBindingBuilderBase.getCommonAttributes( Element bindingElm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